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 fo:font-size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cm" fo:text-align="center" style:justify-single-word="false"/>
    </style:style>
    <style:style style:name="P5" style:family="paragraph" style:parent-style-name="Text_20_body">
      <style:paragraph-properties fo:margin-top="0cm" fo:margin-bottom="0cm" fo:text-align="justify" style:justify-single-word="false"/>
    </style:style>
    <style:style style:name="P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style:font-name="Arial1" fo:font-style="normal" fo:font-weight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18pt"/>
    </style:style>
    <style:style style:name="T3" style:family="text">
      <style:text-properties style:font-name="Arial1" fo:font-size="12pt"/>
    </style:style>
    <style:style style:name="T4" style:family="text">
      <style:text-properties fo:font-variant="normal" fo:text-transform="none" style:font-name="Arial1" fo:font-style="normal" fo:font-weight="normal"/>
    </style:style>
    <style:style style:name="T5" style:family="text">
      <style:text-properties fo:font-variant="normal" fo:text-transform="none" style:font-name="Arial1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2">Software Livre pode ser alternativa econômica para governantes</text:span></text:span></text:p>
      <text:p text:style-name="P4"> </text:p>
      <text:p text:style-name="P4"><text:span text:style-name="Emphasis"><text:span text:style-name="Strong_20_Emphasis"><text:span text:style-name="T1">Diretora da Open Source Initiative cita Brasil como pioneiro na utilização de SL em sistemas públicos.</text:span></text:span></text:span></text:p>
      <text:p text:style-name="P4"> </text:p>
      <text:p text:style-name="P5"><text:span text:style-name="T4">Em palestra na tarde de hoje (26) no fisl13, Deborah Bryant apresentou modelos e exemplos da utilização de software livre pelo poder público em diversos locais do mundo. Bryant vem do setor público e atualmente é diretora da Open Source Initiative (</text:span><text:a xlink:type="simple" xlink:href="http://opensource.org/" office:target-frame-name="_blank" xlink:show="new"><text:span text:style-name="T4">http://opensource.org/</text:span></text:a><text:span text:style-name="T4">) além de participar de outras ONG's que defendem a missão do uso do open source. </text:span><text:span text:style-name="Emphasis"><text:span text:style-name="T4">OSS and Economic Development: A World Tour of Government-Centric Ecosystems</text:span></text:span><text:span text:style-name="T4"> apresentou um resumo das iniciativas de open source do Brasil, Espanha, França, Malásia, Coréia do Sul, Reino Unido e Estados Unidos.</text:span></text:p>
      <text:p text:style-name="P6"> </text:p>
      <text:p text:style-name="P7">Segundo Deborah, muitos países decidiram investir no software livre após o Brasil adotar essa ideia. “O Brasil enxergou esta possibilidade há muitos anos e foi pioneiro e visionário. Foi um início inteligente”, afirma. Para a palestrante, é preciso pensar nesta utilização como se fosse um ecossistema, no qual diversos setores da sociedade estão envolvidos: governo, comunidade, indústria, capital privado e instituições educacionais. Entre os exemplos citados, destaca-se a Malásia, um pequeno país da Ásia que migrou todos os softwares governamentais para open source. “Eles treinaram mais de cinco mil pessoas para trabalhar com o software livre, mostrando que é possível implantar em países de qualquer tamanho”, diz. França também é destaque no incentivo a projetos em software livre com várias iniciativas financiadas pelo governo. “O apoio à pesquisa e às pequenas empresas é fundamental para o desenvolvimento do open source”, reforça Deborah.</text:p>
      <text:p text:style-name="P6"> </text:p>
      <text:p text:style-name="P7">Os Estados Unidos não são o melhor exemplo em utilização de software livre pelo poder público, segundo Deborah, porém são uma potência e é preciso citar o que estão fazendo. “O governo americano não tem uma política definida nessa área. Existem alguns projetos isolados de compartilhamento de informações, mas a verdade é que o governo terá menos dinheiro para gastar em tecnologia no futuro próximo”, revela. A palestrante participou, há anos, de um projeto de administração da NASA, em que foram usados software livre para compartilhar informações sobre as expedições ao espaço. Recentemente o governo estudou a viabilidade de implantar um sistema que integrasse as informações do sistema de saúde do país e uma agência de serviços médicos baseada em open source foi criada. “São casos muito pontuais ainda. Não dá para dizer que eles têm uma estratégia”, finaliza.</text:p>
      <text:p text:style-name="P6"> </text:p>
      <text:p text:style-name="P7">Os pontos mais fortes da utilização do software livre pelo governo são, segundo Deborah, a redução de custos, geração de empregos, o aumento dos serviços para a população e o apoio ao desenvolvimento e pesquisa. “Há alguns modelos de implantação de open source e eu não escolheria um deles sem conhecer alguém que tenha obtido resultados positivos com ele. Os governantes devem olhar para seu próprio país para escolherem o melhor modelo”, finaliza.</text:p>
      <text:p text:style-name="P6"> </text:p>
      <text:p text:style-name="P2"><text:span text:style-name="Strong_20_Emphasis"><text:span text:style-name="T3">Sobre o Fórum Internacional Software Livre (fisl)<text:line-break/></text:span></text:span></text:p>
      <text:p text:style-name="P1">O Fórum Internacional de Software Livre (fisl) acontece desde o ano 2000 - chegando em sua 13ª edição. É considerado o mais consolidado evento da área na América Latina e um dos maiores do mundo. Fundado nos  ideais  construídos  inicialmente  pelo físico e <text:soft-page-break/>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3">Porto Alegre, 26 de julho de 2012</text:span></text:span></text:p>
      <text:p text:style-name="P3"><text:span text:style-name="Strong_20_Emphasis"><text:span text:style-name="T5"><text:line-break/></text:span></text:span><text:span text:style-name="T5">Núcleo de Atendimento 13° Fórum Internacional de Software Livre<text:line-break/>Coordenação: Nicole Carvalho – 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T5">nicole@enfato.com.br</text:span></text:a><text:span text:style-name="T5"> – 51 8118.1501<text:line-break/>Direção:Mariana Turkenicz– 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T5">mariana@enfato.com.br</text:span></text:a><text:span text:style-name="T5"> – 51 8121.7062<text:line-break/><text:line-break/>Enfato Comunicação Empresarial<text:line-break/>51 30.261.261<text:line-break/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T5">www.enfato.com.br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6T19:24:34</meta:creation-date>
    <dc:date>2012-07-26T19:25:01</dc:date>
    <dc:creator>Fisl 13 </dc:creator>
    <meta:editing-duration>P0D</meta:editing-duration>
    <meta:editing-cycles>1</meta:editing-cycles>
    <meta:document-statistic meta:table-count="0" meta:image-count="0" meta:object-count="0" meta:page-count="2" meta:paragraph-count="16" meta:word-count="642" meta:character-count="4212" meta:non-whitespace-character-count="3539"/>
    <meta:generator>LibreOffice/3.5$Linux_x86 LibreOffice_project/350m1$Build-3</meta:generator>
  </office:meta>
</office:document-meta>
</file>